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imbus Mono PS1" svg:font-family="'Nimbus Mono PS'"/>
    <style:font-face style:name="Nimbus Mono PS" svg:font-family="'Nimbus Mono PS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29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479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imbus Mono P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style:font-name="Nimbus Mono PS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style:font-name="Nimbus Mono PS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imbus Mono PS1" fo:font-size="12pt" fo:font-weight="bold" style:font-name-asian="Nimbus Mono PS1" style:font-size-asian="12pt" style:font-weight-asian="bold" style:font-name-complex="Nimbus Mono PS1" style:font-size-complex="12pt" style:font-weight-complex="bold"/>
    </style:style>
    <style:style style:name="ce5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in"/>
      <style:text-properties style:font-name="Nimbus Mono PS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Nimbus Mono PS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Nimbus Mono PS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ce1"/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number-columns-repeated="2"/>
          <table:table-cell table:style-name="ce6" office:value-type="float" office:value="256" calcext:value-type="float">
            <text:p>256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□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" office:value-type="float" office:value="2" calcext:value-type="float">
            <text:p>2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Default"/>
          <table:table-cell table:style-name="ce3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ce2" office:value-type="float" office:value="10" calcext:value-type="float">
            <text:p>10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even</text:p>
          </table:table-cell>
          <table:table-cell table:style-name="ce7" office:value-type="string" calcext:value-type="string">
            <text:p>Below 10</text:p>
          </table:table-cell>
          <table:table-cell table:style-name="ce7" office:value-type="string" calcext:value-type="string">
            <text:p>Plus 1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number-columns-repeated="4"/>
          <table:table-cell table:style-name="ce3" office:value-type="float" office:value="8" calcext:value-type="float">
            <text:p>8</text:p>
          </table:table-cell>
          <table:table-cell table:number-columns-repeated="7"/>
        </table:table-row>
        <table:table-row table:style-name="ro1" table:number-rows-repeated="5">
          <table:table-cell table:number-columns-repeated="15"/>
        </table:table-row>
        <table:table-row table:style-name="ro1">
          <table:table-cell table:style-name="Default"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imbus Mono PS1" svg:font-family="'Nimbus Mono PS'"/>
    <style:font-face style:name="Nimbus Mono PS" svg:font-family="'Nimbus Mono PS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00:23:24.440367478</meta:creation-date>
    <dc:date>2025-01-17T18:33:17.947651675</dc:date>
    <meta:editing-duration>PT17H59M42S</meta:editing-duration>
    <meta:editing-cycles>5</meta:editing-cycles>
    <meta:generator>LibreOffice/7.1.8.1$Linux_X86_64 LibreOffice_project/10$Build-1</meta:generator>
    <meta:document-statistic meta:table-count="1" meta:cell-count="58" meta:object-count="0"/>
  </office:meta>
</office:document-meta>
</file>